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5-09-0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2728" calcext:value-type="float">
            <text:p>73.6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5-05-2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5-02-2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4-12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4-05-3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4-03-1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3-11-3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3-07-2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3-05-11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3-03-03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2-10-20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2-07-0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2-04-2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2-01-31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1-10-1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1-06-28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1-04-06 0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1-02-09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2876" calcext:value-type="float">
            <text:p>69.49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4316" calcext:value-type="float">
            <text:p>69.58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088" calcext:value-type="float">
            <text:p>68.9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0772" calcext:value-type="float">
            <text:p>68.66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61101716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8" meta:object-count="0"/>
    <meta:user-defined meta:name="AppVersion">3.0</meta:user-defined>
  </office:meta>
</office:document-meta>
</file>